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83f72" officeooo:paragraph-rsid="00083f72"/>
    </style:style>
    <style:style style:name="P2" style:family="paragraph" style:parent-style-name="Standard" style:list-style-name="L1">
      <style:paragraph-properties fo:text-align="justify" style:justify-single-word="false"/>
      <style:text-properties officeooo:rsid="00083f72" officeooo:paragraph-rsid="00083f72"/>
    </style:style>
    <style:style style:name="P3" style:family="paragraph" style:parent-style-name="Standard" style:list-style-name="L1">
      <style:paragraph-properties fo:text-align="justify" style:justify-single-word="false"/>
      <style:text-properties officeooo:rsid="00083f72" officeooo:paragraph-rsid="000b5dad"/>
    </style:style>
    <style:style style:name="P4" style:family="paragraph" style:parent-style-name="Standard">
      <style:paragraph-properties fo:text-align="justify" style:justify-single-word="false"/>
      <style:text-properties officeooo:rsid="0009a794" officeooo:paragraph-rsid="0009a794"/>
    </style:style>
    <style:style style:name="P5" style:family="paragraph" style:parent-style-name="Standard">
      <style:paragraph-properties fo:text-align="justify" style:justify-single-word="false"/>
      <style:text-properties officeooo:rsid="000b2e41" officeooo:paragraph-rsid="000b2e41"/>
    </style:style>
    <style:style style:name="P6" style:family="paragraph" style:parent-style-name="Standard" style:list-style-name="L1">
      <style:paragraph-properties fo:text-align="justify" style:justify-single-word="false"/>
      <style:text-properties officeooo:rsid="000d318c" officeooo:paragraph-rsid="000d318c"/>
    </style:style>
    <style:style style:name="T1" style:family="text">
      <style:text-properties officeooo:rsid="0009a794"/>
    </style:style>
    <style:style style:name="T2" style:family="text">
      <style:text-properties officeooo:rsid="000b2e41"/>
    </style:style>
    <style:style style:name="T3" style:family="text">
      <style:text-properties officeooo:rsid="000b5d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text:p>
      <text:list xml:id="list3727183207" text:style-name="L1">
        <text:list-item>
          <text:p text:style-name="P2">Auswahl der Daten und Fragestellung</text:p>
        </text:list-item>
        <text:list-item>
          <text:p text:style-name="P3">Parsing: Excel in csv, das in Python einlesen mithilfe von Pandas<text:span text:style-name="T1"> Package --&gt; eine gemeinsame Tabelle mit Antriebstyp und Stickstoffwerten, Probleme: </text:span><text:s/>leere Felder raus<text:span text:style-name="T1">, Kommas durch _ ersetzen, nicht alle Daten in allen Jahren vorhanden</text:span></text:p>
        </text:list-item>
        <text:list-item>
          <text:p text:style-name="P2">Datenaufreinigung: beide Datensätze miteinander abgleichen (gleiche Städte)</text:p>
        </text:list-item>
        <text:list-item>
          <text:p text:style-name="P6">Diskussion: Daten, die nicht mit aufgenommen werden konnten, weil nicht in allen Datensätzen</text:p>
        </text:list-item>
      </text:list>
      <text:p text:style-name="P1"/>
      <text:p text:style-name="P4">Fragestellung und Auswahl der Datensätze</text:p>
      <text:p text:style-name="P4"/>
      <text:p text:style-name="P4">Die Frage der Schädlichkeit von Stickoxiden und deren Zusammenhang mit Dieselfahrzeugen hat in der Vergangenheit die Debatte um die Verkehrswende dominiert. Um einen Überblick über die Rolle von verschiedenen Antriebsarten zu bekommen, sollen in diesem Projekt Daten zu Antriebsdaten mit Stickoxidwerten in Deutschland verglichen werden. Hierbei sind einerseits die Unterschiede in verschiedenen Stadt- und Landkreisen zu berücksichtigen, auf der anderen Seite soll auch die zeitliche Entwicklung und der lokale Einfluss von sogenannten Umweltzonen betrachtet werden.<text:span text:style-name="T2"> In Umweltzonen sind als nicht-schadstoffarm gekennzeichnete Fahrzeuge verboten um die Luftqualität zu verbessern.</text:span></text:p>
      <text:p text:style-name="P5">Zu Analyse der Fragestellung wurden Datensätze des Umweltbundesamtes sowie des Kraftfahrtbundesamtes genutzt. Die Datensätze lagen jeweils als .xlsx-Dateien vor und wurden zunächst zur besseren Verarbeitung in das .csv-Format umgewandelt. <text:span text:style-name="T3">Aufgrund der nicht ganz einheitlichen Datenlage über verschiedene Jahre hinweg mussten zum Einlesen einige Anpassungen gemach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1:44:33.372845902</meta:creation-date>
    <dc:date>2020-06-12T12:48:39.682253946</dc:date>
    <meta:editing-duration>PT11M15S</meta:editing-duration>
    <meta:editing-cycles>1</meta:editing-cycles>
    <meta:generator>LibreOffice/6.0.7.3$Linux_X86_64 LibreOffice_project/00m0$Build-3</meta:generator>
    <meta:document-statistic meta:table-count="0" meta:image-count="0" meta:object-count="0" meta:page-count="1" meta:paragraph-count="8" meta:word-count="205" meta:character-count="1545" meta:non-whitespace-character-count="1352"/>
  </office:meta>
</office:document-meta>
</file>